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hatch" draw:fill-color="#99ccff" draw:fill-gradient-name="Gradient_20_1" draw:fill-hatch-name="Black_20_0_20_Degrees" draw:opacity="0%" draw:textarea-horizontal-align="center" draw:textarea-vertical-align="middle" draw:shadow-opacity="0%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33cm" fo:min-width="1.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9cm" fo:min-width="1.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94cm" fo:min-width="1.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3cm" fo:min-width="1.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1cm" fo:min-width="1.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7cm" fo:min-width="1.5cm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marker-start="Square_20_45" draw:marker-start-width="0.6cm" draw:marker-end="" draw:marker-end-width="0.3cm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5cm" fo:min-width="1.5cm"/>
    </style:style>
    <style:style style:name="gr11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12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text-properties fo:font-family="'Times New Roman'" style:font-family-generic="roman" style:font-pitch="variable" fo:font-size="28pt" style:font-size-asian="28pt" style:font-size-complex="28pt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text-properties fo:font-family="'Times New Roman'" style:font-family-generic="roman" style:font-pitch="variable" fo:font-size="20pt" style:font-size-asian="20pt" style:font-size-complex="20pt"/>
    </style:style>
    <style:style style:name="P6" style:family="paragraph">
      <style:text-properties fo:font-size="20pt"/>
    </style:style>
    <style:style style:name="T1" style:family="text">
      <style:text-properties fo:font-family="'Times New Roman'" style:font-family-generic="roman" style:font-pitch="variable" fo:font-size="28pt" style:font-size-asian="28pt" style:font-size-complex="28pt"/>
    </style:style>
    <style:style style:name="T2" style:family="text">
      <style:text-properties fo:font-family="'Times New Roman'" style:font-family-generic="roman" style:font-pitch="variable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rect draw:style-name="gr1" draw:text-style-name="P1" draw:layer="layout" svg:width="2.5cm" svg:height="2.5cm" svg:x="2.9cm" svg:y="6cm">
          <text:p/>
        </draw:rect>
        <draw:rect draw:style-name="gr1" draw:text-style-name="P1" draw:layer="layout" svg:width="2.5cm" svg:height="2.5cm" svg:x="8.866cm" svg:y="1.227cm">
          <text:p/>
        </draw:rect>
        <draw:frame draw:style-name="gr2" draw:text-style-name="P3" draw:layer="layout" svg:width="11.171cm" svg:height="1.383cm" svg:x="12.929cm" svg:y="2.733cm">
          <draw:text-box>
            <text:p text:style-name="P2"><text:span text:style-name="T1">SPL = SearchProgramList</text:span></text:p>
          </draw:text-box>
        </draw:frame>
        <draw:frame draw:style-name="gr3" draw:text-style-name="P3" draw:layer="layout" svg:width="9.702cm" svg:height="1.419cm" svg:x="14.298cm" svg:y="1.353cm">
          <draw:text-box>
            <text:p text:style-name="P2"><text:span text:style-name="T1">SO = SearchOperation</text:span></text:p>
          </draw:text-box>
        </draw:frame>
        <draw:frame draw:style-name="gr4" draw:text-style-name="P3" draw:layer="layout" svg:width="8.819cm" svg:height="1.36cm" svg:x="14.981cm" svg:y="0cm">
          <draw:text-box>
            <text:p text:style-name="P2"><text:span text:style-name="T1">SP = SearchProgram</text:span></text:p>
          </draw:text-box>
        </draw:frame>
        <draw:frame draw:style-name="gr5" draw:text-style-name="P3" draw:layer="layout" svg:width="1.932cm" svg:height="1.413cm" svg:x="9.097cm" svg:y="1.537cm">
          <draw:text-box>
            <text:p text:style-name="P2"><text:span text:style-name="T1">:SP</text:span></text:p>
          </draw:text-box>
        </draw:frame>
        <draw:rect draw:style-name="gr1" draw:text-style-name="P1" draw:layer="layout" svg:width="2.5cm" svg:height="2.5cm" svg:x="7.846cm" svg:y="6.042cm">
          <text:p/>
        </draw:rect>
        <draw:rect draw:style-name="gr1" draw:text-style-name="P1" draw:layer="layout" svg:width="2.5cm" svg:height="2.5cm" svg:x="7.846cm" svg:y="6.042cm">
          <text:p/>
        </draw:rect>
        <draw:frame draw:style-name="gr6" draw:text-style-name="P3" draw:layer="layout" svg:width="2.578cm" svg:height="1.36cm" svg:x="2.929cm" svg:y="6.274cm">
          <draw:text-box>
            <text:p text:style-name="P2"><text:span text:style-name="T1">:SPL</text:span></text:p>
          </draw:text-box>
        </draw:frame>
        <draw:frame draw:style-name="gr7" draw:text-style-name="P3" draw:layer="layout" svg:width="2.09cm" svg:height="1.36cm" svg:x="8.121cm" svg:y="6.216cm">
          <draw:text-box>
            <text:p text:style-name="P2"><text:span text:style-name="T1">:SO</text:span></text:p>
          </draw:text-box>
        </draw:frame>
        <draw:line draw:style-name="gr8" draw:text-style-name="P1" draw:layer="layout" svg:x1="5.476cm" svg:y1="6.862cm" svg:x2="7.853cm" svg:y2="6.873cm">
          <text:p/>
        </draw:line>
        <draw:frame draw:style-name="gr7" draw:text-style-name="P5" draw:layer="layout" svg:width="1.889cm" svg:height="1.077cm" svg:x="5.664cm" svg:y="5.849cm">
          <draw:text-box>
            <text:p text:style-name="P4"><text:span text:style-name="T2">Next</text:span></text:p>
          </draw:text-box>
        </draw:frame>
        <draw:line draw:style-name="gr9" draw:text-style-name="P1" draw:layer="layout" svg:x1="9.659cm" svg:y1="3.822cm" svg:x2="3.653cm" svg:y2="6.005cm">
          <text:p/>
        </draw:line>
        <draw:frame draw:style-name="gr10" draw:text-style-name="P5" draw:layer="layout" svg:width="1.889cm" svg:height="1.175cm" svg:x="5.749cm" svg:y="7.588cm">
          <draw:text-box>
            <text:p text:style-name="P4"><text:span text:style-name="T2">Prev</text:span></text:p>
          </draw:text-box>
        </draw:frame>
        <draw:line draw:style-name="gr8" draw:text-style-name="P1" draw:layer="layout" svg:x1="7.795cm" svg:y1="7.587cm" svg:x2="5.418cm" svg:y2="7.576cm">
          <text:p/>
        </draw:line>
        <draw:rect draw:style-name="gr1" draw:text-style-name="P1" draw:layer="layout" svg:width="2.5cm" svg:height="2.5cm" svg:x="12.718cm" svg:y="6.084cm">
          <text:p/>
        </draw:rect>
        <draw:rect draw:style-name="gr1" draw:text-style-name="P1" draw:layer="layout" svg:width="2.5cm" svg:height="2.5cm" svg:x="12.718cm" svg:y="6.084cm">
          <text:p/>
        </draw:rect>
        <draw:frame draw:style-name="gr7" draw:text-style-name="P3" draw:layer="layout" svg:width="2.09cm" svg:height="1.36cm" svg:x="12.993cm" svg:y="6.258cm">
          <draw:text-box>
            <text:p text:style-name="P2"><text:span text:style-name="T1">:SO</text:span></text:p>
          </draw:text-box>
        </draw:frame>
        <draw:line draw:style-name="gr8" draw:text-style-name="P1" draw:layer="layout" svg:x1="10.348cm" svg:y1="6.904cm" svg:x2="12.725cm" svg:y2="6.915cm">
          <text:p/>
        </draw:line>
        <draw:frame draw:style-name="gr7" draw:text-style-name="P5" draw:layer="layout" svg:width="1.889cm" svg:height="1.077cm" svg:x="10.536cm" svg:y="5.891cm">
          <draw:text-box>
            <text:p text:style-name="P4"><text:span text:style-name="T2">Next</text:span></text:p>
          </draw:text-box>
        </draw:frame>
        <draw:frame draw:style-name="gr10" draw:text-style-name="P5" draw:layer="layout" svg:width="1.889cm" svg:height="1.175cm" svg:x="10.663cm" svg:y="7.64cm">
          <draw:text-box>
            <text:p text:style-name="P4"><text:span text:style-name="T2">Prev</text:span></text:p>
          </draw:text-box>
        </draw:frame>
        <draw:line draw:style-name="gr8" draw:text-style-name="P1" draw:layer="layout" svg:x1="12.667cm" svg:y1="7.629cm" svg:x2="10.29cm" svg:y2="7.618cm">
          <text:p/>
        </draw:line>
        <draw:rect draw:style-name="gr1" draw:text-style-name="P1" draw:layer="layout" svg:width="2.5cm" svg:height="2.5cm" svg:x="17.631cm" svg:y="6.084cm">
          <text:p/>
        </draw:rect>
        <draw:rect draw:style-name="gr1" draw:text-style-name="P1" draw:layer="layout" svg:width="2.5cm" svg:height="2.5cm" svg:x="17.631cm" svg:y="6.084cm">
          <text:p/>
        </draw:rect>
        <draw:frame draw:style-name="gr7" draw:text-style-name="P3" draw:layer="layout" svg:width="2.09cm" svg:height="1.36cm" svg:x="17.906cm" svg:y="6.258cm">
          <draw:text-box>
            <text:p text:style-name="P2"><text:span text:style-name="T1">:SO</text:span></text:p>
          </draw:text-box>
        </draw:frame>
        <draw:line draw:style-name="gr8" draw:text-style-name="P1" draw:layer="layout" svg:x1="15.261cm" svg:y1="6.904cm" svg:x2="17.638cm" svg:y2="6.915cm">
          <text:p/>
        </draw:line>
        <draw:frame draw:style-name="gr7" draw:text-style-name="P5" draw:layer="layout" svg:width="1.889cm" svg:height="1.077cm" svg:x="15.449cm" svg:y="5.891cm">
          <draw:text-box>
            <text:p text:style-name="P4"><text:span text:style-name="T2">Next</text:span></text:p>
          </draw:text-box>
        </draw:frame>
        <draw:frame draw:style-name="gr10" draw:text-style-name="P5" draw:layer="layout" svg:width="1.889cm" svg:height="1.175cm" svg:x="15.534cm" svg:y="7.63cm">
          <draw:text-box>
            <text:p text:style-name="P4"><text:span text:style-name="T2">Prev</text:span></text:p>
          </draw:text-box>
        </draw:frame>
        <draw:line draw:style-name="gr8" draw:text-style-name="P1" draw:layer="layout" svg:x1="17.58cm" svg:y1="7.629cm" svg:x2="15.203cm" svg:y2="7.618cm">
          <text:p/>
        </draw:line>
        <draw:line draw:style-name="gr9" draw:text-style-name="P1" draw:layer="layout" svg:x1="13.569cm" svg:y1="8.594cm" svg:x2="10.629cm" svg:y2="10.919cm">
          <text:p/>
        </draw:line>
        <draw:rect draw:style-name="gr1" draw:text-style-name="P1" draw:layer="layout" svg:width="2.5cm" svg:height="2.5cm" svg:x="9.787cm" svg:y="10.956cm">
          <text:p/>
        </draw:rect>
        <draw:rect draw:style-name="gr1" draw:text-style-name="P1" draw:layer="layout" svg:width="2.5cm" svg:height="2.5cm" svg:x="14.733cm" svg:y="10.998cm">
          <text:p/>
        </draw:rect>
        <draw:rect draw:style-name="gr1" draw:text-style-name="P1" draw:layer="layout" svg:width="2.5cm" svg:height="2.5cm" svg:x="14.733cm" svg:y="10.998cm">
          <text:p/>
        </draw:rect>
        <draw:frame draw:style-name="gr6" draw:text-style-name="P3" draw:layer="layout" svg:width="2.578cm" svg:height="1.36cm" svg:x="9.816cm" svg:y="11.23cm">
          <draw:text-box>
            <text:p text:style-name="P2"><text:span text:style-name="T1">:SPL</text:span></text:p>
          </draw:text-box>
        </draw:frame>
        <draw:frame draw:style-name="gr7" draw:text-style-name="P3" draw:layer="layout" svg:width="2.09cm" svg:height="1.36cm" svg:x="15.008cm" svg:y="11.172cm">
          <draw:text-box>
            <text:p text:style-name="P2"><text:span text:style-name="T1">:SO</text:span></text:p>
          </draw:text-box>
        </draw:frame>
        <draw:line draw:style-name="gr8" draw:text-style-name="P1" draw:layer="layout" svg:x1="12.363cm" svg:y1="11.818cm" svg:x2="14.74cm" svg:y2="11.829cm">
          <text:p/>
        </draw:line>
        <draw:frame draw:style-name="gr7" draw:text-style-name="P5" draw:layer="layout" svg:width="1.889cm" svg:height="1.077cm" svg:x="12.551cm" svg:y="10.805cm">
          <draw:text-box>
            <text:p text:style-name="P4"><text:span text:style-name="T2">Next</text:span></text:p>
          </draw:text-box>
        </draw:frame>
        <draw:frame draw:style-name="gr10" draw:text-style-name="P5" draw:layer="layout" svg:width="1.889cm" svg:height="1.175cm" svg:x="12.636cm" svg:y="12.544cm">
          <draw:text-box>
            <text:p text:style-name="P4"><text:span text:style-name="T2">Prev</text:span></text:p>
          </draw:text-box>
        </draw:frame>
        <draw:line draw:style-name="gr8" draw:text-style-name="P1" draw:layer="layout" svg:x1="14.682cm" svg:y1="12.543cm" svg:x2="12.305cm" svg:y2="12.532cm">
          <text:p/>
        </draw:line>
        <draw:rect draw:style-name="gr1" draw:text-style-name="P1" draw:layer="layout" svg:width="2.5cm" svg:height="2.5cm" svg:x="19.605cm" svg:y="11.04cm">
          <text:p/>
        </draw:rect>
        <draw:rect draw:style-name="gr1" draw:text-style-name="P1" draw:layer="layout" svg:width="2.5cm" svg:height="2.5cm" svg:x="19.605cm" svg:y="11.04cm">
          <text:p/>
        </draw:rect>
        <draw:frame draw:style-name="gr7" draw:text-style-name="P3" draw:layer="layout" svg:width="2.09cm" svg:height="1.36cm" svg:x="19.88cm" svg:y="11.214cm">
          <draw:text-box>
            <text:p text:style-name="P2"><text:span text:style-name="T1">:SO</text:span></text:p>
          </draw:text-box>
        </draw:frame>
        <draw:line draw:style-name="gr8" draw:text-style-name="P1" draw:layer="layout" svg:x1="17.235cm" svg:y1="11.86cm" svg:x2="19.612cm" svg:y2="11.871cm">
          <text:p/>
        </draw:line>
        <draw:frame draw:style-name="gr7" draw:text-style-name="P5" draw:layer="layout" svg:width="1.889cm" svg:height="1.077cm" svg:x="17.423cm" svg:y="10.847cm">
          <draw:text-box>
            <text:p text:style-name="P4"><text:span text:style-name="T2">Next</text:span></text:p>
          </draw:text-box>
        </draw:frame>
        <draw:frame draw:style-name="gr10" draw:text-style-name="P5" draw:layer="layout" svg:width="1.889cm" svg:height="1.175cm" svg:x="17.508cm" svg:y="12.586cm">
          <draw:text-box>
            <text:p text:style-name="P4"><text:span text:style-name="T2">Prev</text:span></text:p>
          </draw:text-box>
        </draw:frame>
        <draw:line draw:style-name="gr8" draw:text-style-name="P1" draw:layer="layout" svg:x1="19.554cm" svg:y1="12.585cm" svg:x2="17.177cm" svg:y2="12.574cm">
          <text:p/>
        </draw:line>
        <draw:line draw:style-name="gr8" draw:text-style-name="P1" draw:layer="layout" svg:x1="11.413cm" svg:y1="10.919cm" svg:x2="14.395cm" svg:y2="8.551cm">
          <text:p/>
        </draw:line>
        <draw:line draw:style-name="gr8" draw:text-style-name="P1" draw:layer="layout" svg:x1="8.846cm" svg:y1="2.859cm" svg:x2="7.727cm" svg:y2="2.872cm">
          <text:p/>
        </draw:line>
        <draw:line draw:style-name="gr8" draw:text-style-name="P1" draw:layer="layout" svg:x1="4.619cm" svg:y1="6.005cm" svg:x2="10.919cm" svg:y2="3.822cm">
          <text:p/>
        </draw:line>
        <draw:frame draw:style-name="gr10" draw:text-style-name="P5" draw:layer="layout" svg:width="1.889cm" svg:height="1.175cm" svg:x="7.85cm" svg:y="4.524cm">
          <draw:text-box>
            <text:p text:style-name="P4"><text:span text:style-name="T2">Prev</text:span></text:p>
          </draw:text-box>
        </draw:frame>
        <draw:frame draw:style-name="gr10" draw:text-style-name="P5" draw:layer="layout" svg:width="1.889cm" svg:height="1.175cm" svg:x="13.058cm" svg:y="9.353cm">
          <draw:text-box>
            <text:p text:style-name="P4"><text:span text:style-name="T2">Prev</text:span></text:p>
          </draw:text-box>
        </draw:frame>
        <draw:line draw:style-name="gr8" draw:text-style-name="P1" draw:layer="layout" svg:x1="22.143cm" svg:y1="11.793cm" svg:x2="23.445cm" svg:y2="11.793cm">
          <text:p/>
        </draw:line>
        <draw:custom-shape draw:style-name="gr11" draw:text-style-name="P1" draw:layer="layout" svg:width="0.624cm" svg:height="0.624cm" draw:transform="rotate (-0.805818515646817) translate (23.568cm 11.365cm)">
          <text:p/>
          <draw:enhanced-geometry svg:viewBox="0 0 21600 21600" draw:glue-points="10800 0 0 10800 10800 21600 21600 10800" draw:path-stretchpoint-x="10800" draw:path-stretchpoint-y="10800" draw:text-areas="?f1 ?f1 ?f2 ?f3" draw:mirror-horizontal="false" draw:mirror-vertical="false" draw:type="cross" draw:modifiers="8792.24669603524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1" draw:layer="layout" svg:x1="20.141cm" svg:y1="6.879cm" svg:x2="21.443cm" svg:y2="6.879cm">
          <text:p/>
        </draw:line>
        <draw:custom-shape draw:style-name="gr11" draw:text-style-name="P1" draw:layer="layout" svg:width="0.624cm" svg:height="0.624cm" draw:transform="rotate (-0.805818515646817) translate (21.566cm 6.451cm)">
          <text:p/>
          <draw:enhanced-geometry svg:viewBox="0 0 21600 21600" draw:glue-points="10800 0 0 10800 10800 21600 21600 10800" draw:path-stretchpoint-x="10800" draw:path-stretchpoint-y="10800" draw:text-areas="?f1 ?f1 ?f2 ?f3" draw:mirror-horizontal="false" draw:mirror-vertical="false" draw:type="cross" draw:modifiers="8792.24669603524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1" draw:layer="layout" svg:x1="11.365cm" svg:y1="1.982cm" svg:x2="12.667cm" svg:y2="1.982cm">
          <text:p/>
        </draw:line>
        <draw:custom-shape draw:style-name="gr11" draw:text-style-name="P1" draw:layer="layout" svg:width="0.624cm" svg:height="0.624cm" draw:transform="rotate (-0.805818515646817) translate (12.79cm 1.554cm)">
          <text:p/>
          <draw:enhanced-geometry svg:viewBox="0 0 21600 21600" draw:glue-points="10800 0 0 10800 10800 21600 21600 10800" draw:path-stretchpoint-x="10800" draw:path-stretchpoint-y="10800" draw:text-areas="?f1 ?f1 ?f2 ?f3" draw:mirror-horizontal="false" draw:mirror-vertical="false" draw:type="cross" draw:modifiers="8792.24669603524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0.624cm" svg:height="0.624cm" draw:transform="rotate (-0.805818515646817) translate (7.59cm 2.454cm)">
          <text:p/>
          <draw:enhanced-geometry svg:viewBox="0 0 21600 21600" draw:glue-points="10800 0 0 10800 10800 21600 21600 10800" draw:path-stretchpoint-x="10800" draw:path-stretchpoint-y="10800" draw:text-areas="?f1 ?f1 ?f2 ?f3" draw:mirror-horizontal="false" draw:mirror-vertical="false" draw:type="cross" draw:modifiers="8792.24669603524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marker draw:name="Arrow" svg:viewBox="0 0 20 30" svg:d="m10 0-10 30h20z"/>
    <draw:marker draw:name="Square_20_45" draw:display-name="Square 45" svg:viewBox="0 0 1131 1131" svg:d="m0 564 564 567 567-567-567-564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rest-background" style:family="presentation">
      <style:graphic-properties draw:stroke="none" draw:fill="bitmap" style:repeat="stretch"/>
      <style:text-properties style:letter-kerning="true"/>
    </style:style>
    <style:style style:name="fores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forest-notes" style:family="presentation">
      <style:graphic-properties draw:stroke="none" draw:fill="none">
        <text:list-style style:name="fores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forest-outline1" style:family="presentation">
      <style:graphic-properties draw:stroke="none" draw:fill="none">
        <text:list-style style:name="for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outline2" style:family="presentation" style:parent-style-name="fores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orest-outline3" style:family="presentation" style:parent-style-name="fores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orest-outline4" style:family="presentation" style:parent-style-name="fores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orest-outline5" style:family="presentation" style:parent-style-name="fores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orest-outline6" style:family="presentation" style:parent-style-name="fores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orest-outline7" style:family="presentation" style:parent-style-name="fores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orest-outline8" style:family="presentation" style:parent-style-name="fores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orest-outline9" style:family="presentation" style:parent-style-name="fores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orest-subtitle" style:family="presentation">
      <style:graphic-properties draw:stroke="none" draw:fill="none" draw:textarea-vertical-align="middle">
        <text:list-style style:name="fores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title" style:family="presentation">
      <style:graphic-properties draw:stroke="none" draw:fill="none" draw:textarea-vertical-align="middle">
        <text:list-style style:name="fores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wine-background" style:family="presentation">
      <style:graphic-properties draw:stroke="none" draw:fill="bitmap" style:repeat="stretch"/>
      <style:text-properties style:letter-kerning="true"/>
    </style:style>
    <style:style style:name="win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wine-notes" style:family="presentation">
      <style:graphic-properties draw:stroke="none" draw:fill="none">
        <text:list-style style:name="win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ine-outline1" style:family="presentation">
      <style:graphic-properties draw:stroke="none" draw:fill="none">
        <text:list-style style:name="w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outline2" style:family="presentation" style:parent-style-name="win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ine-outline3" style:family="presentation" style:parent-style-name="win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ine-outline4" style:family="presentation" style:parent-style-name="win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ine-outline5" style:family="presentation" style:parent-style-name="win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ine-outline6" style:family="presentation" style:parent-style-name="win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ine-outline7" style:family="presentation" style:parent-style-name="win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ine-outline8" style:family="presentation" style:parent-style-name="win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ine-outline9" style:family="presentation" style:parent-style-name="win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ine-subtitle" style:family="presentation">
      <style:graphic-properties draw:stroke="none" draw:fill="none" draw:textarea-vertical-align="middle">
        <text:list-style style:name="w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title" style:family="presentation">
      <style:graphic-properties draw:stroke="none" draw:fill="none" draw:textarea-vertical-align="middle">
        <text:list-style style:name="w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rown-background" style:family="presentation">
      <style:graphic-properties draw:stroke="none" draw:fill="bitmap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frepa-background" style:family="presentation">
      <style:graphic-properties draw:stroke="none" draw:fill="bitmap" style:repeat="stretch"/>
    </style:style>
    <style:style style:name="lyt-frepa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frepa-notes" style:family="presentation">
      <style:graphic-properties draw:stroke="none" draw:fill="none">
        <text:list-style style:name="lyt-frep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frepa-outline1" style:family="presentation">
      <style:graphic-properties draw:stroke="none" draw:fill="none">
        <text:list-style style:name="lyt-frepa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outline2" style:family="presentation" style:parent-style-name="lyt-frep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frepa-outline3" style:family="presentation" style:parent-style-name="lyt-frep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frepa-outline4" style:family="presentation" style:parent-style-name="lyt-frep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frepa-outline5" style:family="presentation" style:parent-style-name="lyt-frep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frepa-outline6" style:family="presentation" style:parent-style-name="lyt-frep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frepa-outline7" style:family="presentation" style:parent-style-name="lyt-frep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frepa-outline8" style:family="presentation" style:parent-style-name="lyt-frep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frepa-outline9" style:family="presentation" style:parent-style-name="lyt-frep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frepa-subtitle" style:family="presentation">
      <style:graphic-properties draw:stroke="none" draw:fill="none" draw:textarea-vertical-align="middle">
        <text:list-style style:name="lyt-frep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title" style:family="presentation">
      <style:graphic-properties draw:stroke="none" draw:fill="none" draw:textarea-vertical-align="middle">
        <text:list-style style:name="lyt-frep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tunnel-background" style:family="presentation">
      <style:graphic-properties draw:stroke="none" draw:fill="bitmap" draw:fill-image-width="0cm" draw:fill-image-height="0cm"/>
    </style:style>
    <style:style style:name="lyt-tunnel-backgroundobjects" style:family="presentation">
      <style:graphic-properties draw:shadow="hidden" draw:shadow-offset-x="0.3cm" draw:shadow-offset-y="0.3cm" draw:shadow-color="#808080"/>
    </style:style>
    <style:style style:name="lyt-tunnel-notes" style:family="presentation">
      <style:graphic-properties draw:stroke="none" draw:fill="none">
        <text:list-style style:name="lyt-tunne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tunnel-outline1" style:family="presentation">
      <style:graphic-properties draw:stroke="none" draw:fill="none">
        <text:list-style style:name="lyt-tunn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6b6b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outline2" style:family="presentation" style:parent-style-name="lyt-tunne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unnel-outline3" style:family="presentation" style:parent-style-name="lyt-tunne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unnel-outline4" style:family="presentation" style:parent-style-name="lyt-tunne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unnel-outline5" style:family="presentation" style:parent-style-name="lyt-tunne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unnel-outline6" style:family="presentation" style:parent-style-name="lyt-tunne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unnel-outline7" style:family="presentation" style:parent-style-name="lyt-tunne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unnel-outline8" style:family="presentation" style:parent-style-name="lyt-tunne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unnel-outline9" style:family="presentation" style:parent-style-name="lyt-tunne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unnel-subtitle" style:family="presentation">
      <style:graphic-properties draw:stroke="none" draw:fill="none" draw:textarea-vertical-align="middle">
        <text:list-style style:name="lyt-tunn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title" style:family="presentation">
      <style:graphic-properties draw:stroke="none" draw:fill="none" draw:textarea-vertical-align="middle">
        <text:list-style style:name="lyt-tunn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00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water-background" style:family="presentation">
      <style:graphic-properties draw:stroke="none" draw:fill="bitmap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ater-outline3" style:family="presentation" style:parent-style-name="wat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ater-outline4" style:family="presentation" style:parent-style-name="wa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ater-outline5" style:family="presentation" style:parent-style-name="wa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ater-outline6" style:family="presentation" style:parent-style-name="wa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ater-outline7" style:family="presentation" style:parent-style-name="wa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ater-outline8" style:family="presentation" style:parent-style-name="wa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ater-outline9" style:family="presentation" style:parent-style-name="wa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ook-background" style:family="presentation">
      <style:graphic-properties draw:stroke="none" draw:fill="bitmap" draw:fill-image-width="0cm" draw:fill-image-height="0cm"/>
    </style:style>
    <style:style style:name="lyt-book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ook-notes" style:family="presentation">
      <style:graphic-properties draw:stroke="none" draw:fill="none">
        <text:list-style style:name="lyt-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ook-outline1" style:family="presentation">
      <style:graphic-properties draw:stroke="none" draw:fill="none">
        <text:list-style style:name="lyt-book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outline2" style:family="presentation" style:parent-style-name="lyt-boo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ook-outline3" style:family="presentation" style:parent-style-name="lyt-boo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ook-outline4" style:family="presentation" style:parent-style-name="lyt-boo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ook-outline5" style:family="presentation" style:parent-style-name="lyt-boo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ook-outline6" style:family="presentation" style:parent-style-name="lyt-boo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ook-outline7" style:family="presentation" style:parent-style-name="lyt-boo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ook-outline8" style:family="presentation" style:parent-style-name="lyt-boo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ook-outline9" style:family="presentation" style:parent-style-name="lyt-boo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ook-subtitle" style:family="presentation">
      <style:graphic-properties draw:stroke="none" draw:fill="none" draw:textarea-vertical-align="middle">
        <text:list-style style:name="lyt-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title" style:family="presentation">
      <style:graphic-properties draw:stroke="none" draw:fill="none" draw:textarea-vertical-align="middle">
        <text:list-style style:name="lyt-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keyboard-background" style:family="presentation">
      <style:graphic-properties draw:stroke="none" draw:fill="bitmap" style:repeat="stretch"/>
      <style:text-properties style:letter-kerning="true"/>
    </style:style>
    <style:style style:name="keybo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eyboard-notes" style:family="presentation">
      <style:graphic-properties draw:stroke="none" draw:fill="none">
        <text:list-style style:name="key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eyboard-outline1" style:family="presentation">
      <style:graphic-properties draw:stroke="none" draw:fill="none">
        <text:list-style style:name="keybo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outline2" style:family="presentation" style:parent-style-name="keybo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keyboard-outline3" style:family="presentation" style:parent-style-name="keybo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keyboard-outline4" style:family="presentation" style:parent-style-name="keybo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keyboard-outline5" style:family="presentation" style:parent-style-name="keybo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keyboard-outline6" style:family="presentation" style:parent-style-name="keybo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keyboard-outline7" style:family="presentation" style:parent-style-name="keybo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keyboard-outline8" style:family="presentation" style:parent-style-name="keybo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keyboard-outline9" style:family="presentation" style:parent-style-name="keybo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keyboard-subtitle" style:family="presentation">
      <style:graphic-properties draw:stroke="none" draw:fill="none" draw:textarea-vertical-align="middle">
        <text:list-style style:name="key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title" style:family="presentation">
      <style:graphic-properties draw:stroke="none" draw:fill="none" draw:textarea-vertical-align="middle">
        <text:list-style style:name="key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acier-background" style:family="presentation">
      <style:graphic-properties draw:stroke="none" draw:fill="bitmap" style:repeat="stretch"/>
      <style:text-properties style:letter-kerning="true"/>
    </style:style>
    <style:style style:name="glaci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glacier-notes" style:family="presentation">
      <style:graphic-properties draw:stroke="none" draw:fill="none">
        <text:list-style style:name="glaci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acier-outline1" style:family="presentation">
      <style:graphic-properties draw:stroke="none" draw:fill="none">
        <text:list-style style:name="glaci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outline2" style:family="presentation" style:parent-style-name="glaci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glacier-outline3" style:family="presentation" style:parent-style-name="glaci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acier-outline4" style:family="presentation" style:parent-style-name="glaci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acier-outline5" style:family="presentation" style:parent-style-name="glaci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acier-outline6" style:family="presentation" style:parent-style-name="glaci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acier-outline7" style:family="presentation" style:parent-style-name="glaci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acier-outline8" style:family="presentation" style:parent-style-name="glaci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acier-outline9" style:family="presentation" style:parent-style-name="glaci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acier-subtitle" style:family="presentation">
      <style:graphic-properties draw:stroke="none" draw:fill="none" draw:textarea-vertical-align="middle">
        <text:list-style style:name="glaci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title" style:family="presentation">
      <style:graphic-properties draw:stroke="none" draw:fill="none" draw:textarea-vertical-align="middle">
        <text:list-style style:name="glaci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rededges-background" style:family="presentation">
      <style:graphic-properties draw:stroke="none" draw:fill="bitmap" style:repeat="stretch"/>
    </style:style>
    <style:style style:name="lyt-rededges-backgroundobjects" style:family="presentation">
      <style:graphic-properties draw:shadow="hidden" draw:shadow-offset-x="0.3cm" draw:shadow-offset-y="0.3cm" draw:shadow-color="#808080"/>
    </style:style>
    <style:style style:name="lyt-rededges-notes" style:family="presentation">
      <style:graphic-properties draw:stroke="none" draw:fill="none">
        <text:list-style style:name="lyt-rededg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rededges-outline1" style:family="presentation">
      <style:graphic-properties draw:stroke="none" draw:fill="none">
        <text:list-style style:name="lyt-reded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outline2" style:family="presentation" style:parent-style-name="lyt-rededg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ededges-outline3" style:family="presentation" style:parent-style-name="lyt-rededg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ededges-outline4" style:family="presentation" style:parent-style-name="lyt-rededg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ededges-outline5" style:family="presentation" style:parent-style-name="lyt-rededg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ededges-outline6" style:family="presentation" style:parent-style-name="lyt-rededg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ededges-outline7" style:family="presentation" style:parent-style-name="lyt-rededg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ededges-outline8" style:family="presentation" style:parent-style-name="lyt-rededg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ededges-outline9" style:family="presentation" style:parent-style-name="lyt-rededg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ededges-subtitle" style:family="presentation">
      <style:graphic-properties draw:stroke="none" draw:fill="none" draw:textarea-vertical-align="middle">
        <text:list-style style:name="lyt-rededg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title" style:family="presentation">
      <style:graphic-properties draw:stroke="none" draw:fill="none" draw:textarea-vertical-align="middle">
        <text:list-style style:name="lyt-rededg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800000" style:text-outline="false" style:text-line-through-style="none" fo:font-family="Albany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organic-background" style:family="presentation">
      <style:graphic-properties draw:stroke="none" draw:fill="bitmap" style:repeat="stretch"/>
    </style:style>
    <style:style style:name="lyt-organic-backgroundobjects" style:family="presentation">
      <style:graphic-properties draw:shadow="hidden" draw:shadow-offset-x="0.3cm" draw:shadow-offset-y="0.3cm" draw:shadow-color="#808080"/>
    </style:style>
    <style:style style:name="lyt-organic-notes" style:family="presentation">
      <style:graphic-properties draw:stroke="none" draw:fill="none">
        <text:list-style style:name="lyt-organi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organic-outline1" style:family="presentation">
      <style:graphic-properties draw:stroke="none" draw:fill="none">
        <text:list-style style:name="lyt-organic-outline1">
          <text:list-level-style-bullet text:level="1" text:bullet-char="●">
            <style:list-level-properties text:space-before="0.3cm" text:min-label-width="0.9cm"/>
            <style:text-properties fo:font-family="StarSymbol" fo:color="#ff336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336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33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33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33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33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33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33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336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outline2" style:family="presentation" style:parent-style-name="lyt-organic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rganic-outline3" style:family="presentation" style:parent-style-name="lyt-organic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rganic-outline4" style:family="presentation" style:parent-style-name="lyt-organic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rganic-outline5" style:family="presentation" style:parent-style-name="lyt-organic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rganic-outline6" style:family="presentation" style:parent-style-name="lyt-organic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rganic-outline7" style:family="presentation" style:parent-style-name="lyt-organic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rganic-outline8" style:family="presentation" style:parent-style-name="lyt-organic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rganic-outline9" style:family="presentation" style:parent-style-name="lyt-organic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rganic-subtitle" style:family="presentation">
      <style:graphic-properties draw:stroke="none" draw:fill="none" draw:textarea-vertical-align="middle">
        <text:list-style style:name="lyt-organ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title" style:family="presentation">
      <style:graphic-properties draw:stroke="none" draw:fill="none" draw:textarea-vertical-align="middle">
        <text:list-style style:name="lyt-organ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4cm" fo:page-height="1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draw:background-size="border" draw:fill="bitmap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forest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rest-backgroundobjects">
      <style:graphic-properties draw:stroke="none" draw:fill="none" draw:fill-color="#ffffff" draw:auto-grow-height="false" fo:min-height="1.485cm"/>
    </style:style>
    <style:style style:name="Mpr6" style:family="presentation" style:parent-style-name="fores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wine-backgroundobjects">
      <style:graphic-properties draw:stroke="none" draw:fill="none" draw:fill-color="#ffffff" draw:auto-grow-height="false" fo:min-height="1.449cm"/>
    </style:style>
    <style:style style:name="Mpr8" style:family="presentation" style:parent-style-name="wine-backgroundobjects">
      <style:graphic-properties draw:stroke="none" draw:fill="none" draw:fill-color="#ffffff" draw:auto-grow-height="false" fo:min-height="1.485cm"/>
    </style:style>
    <style:style style:name="Mpr9" style:family="presentation" style:parent-style-name="wine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yt-frepa-backgroundobjects">
      <style:graphic-properties draw:stroke="none" draw:fill="none" draw:fill-color="#ffffff" draw:auto-grow-height="false" fo:min-height="1.449cm"/>
    </style:style>
    <style:style style:name="Mpr14" style:family="presentation" style:parent-style-name="lyt-frepa-backgroundobjects">
      <style:graphic-properties draw:stroke="none" draw:fill="none" draw:fill-color="#ffffff" draw:auto-grow-height="false" fo:min-height="1.485cm"/>
    </style:style>
    <style:style style:name="Mpr15" style:family="presentation" style:parent-style-name="lyt-frepa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lyt-tunnel-title">
      <style:graphic-properties draw:fill-color="#ffffff" draw:auto-grow-height="false" fo:min-height="3.507cm"/>
    </style:style>
    <style:style style:name="Mpr17" style:family="presentation" style:parent-style-name="lyt-tunnel-backgroundobjects">
      <style:graphic-properties draw:stroke="none" draw:fill="none" draw:fill-color="#ffffff" draw:auto-grow-height="false" fo:min-height="1.449cm"/>
    </style:style>
    <style:style style:name="Mpr18" style:family="presentation" style:parent-style-name="lyt-tunnel-backgroundobjects">
      <style:graphic-properties draw:stroke="none" draw:fill="none" draw:fill-color="#ffffff" draw:auto-grow-height="false" fo:min-height="1.485cm"/>
    </style:style>
    <style:style style:name="Mpr19" style:family="presentation" style:parent-style-name="lyt-tunnel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water-backgroundobjects">
      <style:graphic-properties draw:stroke="none" draw:fill="none" draw:fill-color="#ffffff" draw:auto-grow-height="false" fo:min-height="1.449cm"/>
    </style:style>
    <style:style style:name="Mpr21" style:family="presentation" style:parent-style-name="water-backgroundobjects">
      <style:graphic-properties draw:stroke="none" draw:fill="none" draw:fill-color="#ffffff" draw:auto-grow-height="false" fo:min-height="1.485cm"/>
    </style:style>
    <style:style style:name="Mpr22" style:family="presentation" style:parent-style-name="water-backgroundobjects">
      <style:graphic-properties draw:stroke="none" draw:fill="none" draw:fill-color="#ffffff" draw:textarea-vertical-align="bottom" draw:auto-grow-height="false" fo:min-height="1.485cm"/>
    </style:style>
    <style:style style:name="Mpr23" style:family="presentation" style:parent-style-name="lyt-book-backgroundobjects">
      <style:graphic-properties draw:stroke="none" draw:fill="none" draw:fill-color="#ffffff" draw:auto-grow-height="false" fo:min-height="1.449cm"/>
    </style:style>
    <style:style style:name="Mpr24" style:family="presentation" style:parent-style-name="lyt-book-backgroundobjects">
      <style:graphic-properties draw:stroke="none" draw:fill="none" draw:fill-color="#ffffff" draw:auto-grow-height="false" fo:min-height="1.485cm"/>
    </style:style>
    <style:style style:name="Mpr25" style:family="presentation" style:parent-style-name="lyt-book-backgroundobjects">
      <style:graphic-properties draw:stroke="none" draw:fill="none" draw:fill-color="#ffffff" draw:textarea-vertical-align="bottom" draw:auto-grow-height="false" fo:min-height="1.485cm"/>
    </style:style>
    <style:style style:name="Mpr26" style:family="presentation" style:parent-style-name="keyboard-title">
      <style:graphic-properties draw:fill-color="#ffffff" draw:auto-grow-height="false" fo:min-height="3.507cm"/>
    </style:style>
    <style:style style:name="Mpr27" style:family="presentation" style:parent-style-name="keyboard-backgroundobjects">
      <style:graphic-properties draw:stroke="none" draw:fill="none" draw:fill-color="#ffffff" draw:auto-grow-height="false" fo:min-height="1.449cm"/>
    </style:style>
    <style:style style:name="Mpr28" style:family="presentation" style:parent-style-name="keyboard-backgroundobjects">
      <style:graphic-properties draw:stroke="none" draw:fill="none" draw:fill-color="#ffffff" draw:auto-grow-height="false" fo:min-height="1.485cm"/>
    </style:style>
    <style:style style:name="Mpr29" style:family="presentation" style:parent-style-name="keyboard-backgroundobjects">
      <style:graphic-properties draw:stroke="none" draw:fill="none" draw:fill-color="#ffffff" draw:textarea-vertical-align="bottom" draw:auto-grow-height="false" fo:min-height="1.485cm"/>
    </style:style>
    <style:style style:name="Mpr30" style:family="presentation" style:parent-style-name="glacier-backgroundobjects">
      <style:graphic-properties draw:stroke="none" draw:fill="none" draw:fill-color="#ffffff" draw:auto-grow-height="false" fo:min-height="1.449cm"/>
    </style:style>
    <style:style style:name="Mpr31" style:family="presentation" style:parent-style-name="glacier-backgroundobjects">
      <style:graphic-properties draw:stroke="none" draw:fill="none" draw:fill-color="#ffffff" draw:auto-grow-height="false" fo:min-height="1.485cm"/>
    </style:style>
    <style:style style:name="Mpr32" style:family="presentation" style:parent-style-name="glacier-backgroundobjects">
      <style:graphic-properties draw:stroke="none" draw:fill="none" draw:fill-color="#ffffff" draw:textarea-vertical-align="bottom" draw:auto-grow-height="false" fo:min-height="1.485cm"/>
    </style:style>
    <style:style style:name="Mpr33" style:family="presentation" style:parent-style-name="lyt-rededges-title">
      <style:graphic-properties draw:fill-color="#ffffff" draw:auto-grow-height="false" fo:min-height="3.507cm"/>
    </style:style>
    <style:style style:name="Mpr34" style:family="presentation" style:parent-style-name="lyt-rededges-backgroundobjects">
      <style:graphic-properties draw:stroke="none" draw:fill="none" draw:fill-color="#ffffff" draw:auto-grow-height="false" fo:min-height="1.449cm"/>
    </style:style>
    <style:style style:name="Mpr35" style:family="presentation" style:parent-style-name="lyt-rededges-backgroundobjects">
      <style:graphic-properties draw:stroke="none" draw:fill="none" draw:fill-color="#ffffff" draw:auto-grow-height="false" fo:min-height="1.485cm"/>
    </style:style>
    <style:style style:name="Mpr36" style:family="presentation" style:parent-style-name="lyt-rededges-backgroundobjects">
      <style:graphic-properties draw:stroke="none" draw:fill="none" draw:fill-color="#ffffff" draw:textarea-vertical-align="bottom" draw:auto-grow-height="false" fo:min-height="1.485cm"/>
    </style:style>
    <style:style style:name="Mpr37" style:family="presentation" style:parent-style-name="lyt-organic-backgroundobjects">
      <style:graphic-properties draw:stroke="none" draw:fill="none" draw:fill-color="#ffffff" draw:auto-grow-height="false" fo:min-height="1.449cm"/>
    </style:style>
    <style:style style:name="Mpr38" style:family="presentation" style:parent-style-name="lyt-organic-backgroundobjects">
      <style:graphic-properties draw:stroke="none" draw:fill="none" draw:fill-color="#ffffff" draw:auto-grow-height="false" fo:min-height="1.485cm"/>
    </style:style>
    <style:style style:name="Mpr39" style:family="presentation" style:parent-style-name="lyt-organic-backgroundobjects">
      <style:graphic-properties draw:stroke="none" draw:fill="none" draw:fill-color="#ffffff" draw:textarea-vertical-align="bottom" draw:auto-grow-height="false" fo:min-height="1.485cm"/>
    </style:style>
    <style:style style:name="Mpr40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41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42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43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44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45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5.249cm" svg:x="1cm" svg:y="3.648cm" draw:page-number="1"/>
      <draw:page-thumbnail draw:layer="backgroundobjects" svg:width="8.999cm" svg:height="5.249cm" svg:x="1cm" svg:y="12.224cm"/>
      <draw:page-thumbnail draw:layer="backgroundobjects" svg:width="8.999cm" svg:height="5.249cm" svg:x="1cm" svg:y="20.8cm"/>
      <draw:page-thumbnail draw:layer="backgroundobjects" svg:width="8.999cm" svg:height="5.249cm" svg:x="11cm" svg:y="3.648cm"/>
      <draw:page-thumbnail draw:layer="backgroundobjects" svg:width="8.999cm" svg:height="5.249cm" svg:x="11cm" svg:y="12.224cm"/>
      <draw:page-thumbnail draw:layer="backgroundobjects" svg:width="8.999cm" svg:height="5.249cm" svg:x="11cm" svg:y="20.8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forest" style:page-layout-name="PM1" draw:style-name="Mdp2">
      <draw:frame presentation:style-name="forest-title" draw:layer="backgroundobjects" svg:width="24.5cm" svg:height="2.843cm" svg:x="1.5cm" svg:y="1.5cm" presentation:class="title" presentation:placeholder="true">
        <draw:text-box/>
      </draw:frame>
      <draw:frame presentation:style-name="forest-outline1" draw:layer="backgroundobjects" svg:width="24.5cm" svg:height="14.086cm" svg:x="1.5cm" svg:y="4.914cm" presentation:class="outline" presentation:placeholder="true">
        <draw:text-box/>
      </draw:frame>
      <draw:frame presentation:style-name="Mpr4" draw:text-style-name="MP4" draw:layer="backgroundobjects" svg:width="6.497cm" svg:height="1.442cm" svg:x="1.5cm" svg:y="19.434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39cm" svg:height="1.442cm" svg:x="9.644cm" svg:y="19.434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497cm" svg:height="1.442cm" svg:x="20.102cm" svg:y="19.434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forest-title" draw:layer="backgroundobjects" svg:width="14.848cm" svg:height="11.136cm" svg:x="3.075cm" svg:y="2.257cm" presentation:class="page"/>
        <draw:frame presentation:style-name="fores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wine" style:page-layout-name="PM1" draw:style-name="Mdp2">
      <draw:frame presentation:style-name="wine-title" draw:layer="backgroundobjects" svg:width="23.5cm" svg:height="3.506cm" svg:x="2cm" svg:y="1.994cm" presentation:class="title" presentation:placeholder="true">
        <draw:text-box/>
      </draw:frame>
      <draw:frame presentation:style-name="wine-outline1" draw:layer="backgroundobjects" svg:width="22cm" svg:height="12cm" svg:x="3cm" svg:y="6.5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wine-title" draw:layer="backgroundobjects" svg:width="14.848cm" svg:height="11.136cm" svg:x="3.075cm" svg:y="2.257cm" presentation:class="page"/>
        <draw:frame presentation:style-name="win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brown" style:page-layout-name="PM1" draw:style-name="Mdp2"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3.859cm" svg:x="1.4cm" svg:y="4.914cm" presentation:class="outline" presentation:placeholder="true">
        <draw:text-box/>
      </draw:frame>
      <draw:frame presentation:style-name="Mpr10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rown-title" draw:layer="backgroundobjects" svg:width="14.848cm" svg:height="11.136cm" svg:x="3.075cm" svg:y="2.257cm" presentation:class="page"/>
        <draw:frame presentation:style-name="lyt-brow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frepa" style:page-layout-name="PM1" draw:style-name="Mdp2">
      <draw:frame presentation:style-name="lyt-frepa-title" draw:layer="backgroundobjects" svg:width="24.099cm" svg:height="3.663cm" svg:x="2.7cm" svg:y="1.837cm" presentation:class="title" presentation:placeholder="true">
        <draw:text-box/>
      </draw:frame>
      <draw:frame presentation:style-name="lyt-frepa-outline1" draw:layer="backgroundobjects" svg:width="23.099cm" svg:height="11.586cm" svg:x="3.5cm" svg:y="5.914cm" presentation:class="outline" presentation:placeholder="true">
        <draw:text-box/>
      </draw:frame>
      <draw:frame presentation:style-name="Mpr13" draw:text-style-name="MP4" draw:layer="backgroundobjects" svg:width="6.523cm" svg:height="1.448cm" svg:x="2.7cm" svg:y="18.731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5cm" svg:height="1.448cm" svg:x="10.276cm" svg:y="18.7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20.376cm" svg:y="18.7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frepa-title" draw:layer="backgroundobjects" svg:width="14.848cm" svg:height="11.136cm" svg:x="3.075cm" svg:y="2.257cm" presentation:class="page"/>
        <draw:frame presentation:style-name="lyt-frepa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tunnel" style:page-layout-name="PM1" draw:style-name="Mdp3">
      <draw:frame presentation:style-name="Mpr16" draw:text-style-name="MP7" draw:layer="backgroundobjects" svg:width="24cm" svg:height="2.843cm" svg:x="2cm" svg:y="1.5cm" presentation:class="title">
        <draw:text-box>
          <text:p text:style-name="MP7">Click to edit the title text format</text:p>
        </draw:text-box>
      </draw:frame>
      <draw:frame presentation:style-name="lyt-tunnel-outline1" draw:layer="backgroundobjects" svg:width="23.5cm" svg:height="10.5cm" svg:x="2cm" svg:y="5.5cm" presentation:class="outline" presentation:placeholder="true">
        <draw:text-box/>
      </draw:frame>
      <draw:frame presentation:style-name="Mpr17" draw:text-style-name="MP4" draw:layer="backgroundobjects" svg:width="6.523cm" svg:height="1.448cm" svg:x="1.877cm" svg:y="17.5cm" presentation:class="date-time">
        <draw:text-box>
          <text:p text:style-name="MP4"><text:span text:style-name="MT1"><presentation:date-time/></text:span></text:p>
        </draw:text-box>
      </draw:frame>
      <draw:frame presentation:style-name="Mpr17" draw:text-style-name="MP5" draw:layer="backgroundobjects" svg:width="8.951cm" svg:height="1.448cm" svg:x="9.5cm" svg:y="17.552cm" presentation:class="footer">
        <draw:text-box>
          <text:p text:style-name="MP5"><text:span text:style-name="MT1"><presentation:footer/></text:span></text:p>
        </draw:text-box>
      </draw:frame>
      <draw:frame presentation:style-name="Mpr17" draw:text-style-name="MP6" draw:layer="backgroundobjects" svg:width="6.523cm" svg:height="1.448cm" svg:x="19.477cm" svg:y="17.552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tunnel-title" draw:layer="backgroundobjects" svg:width="14.848cm" svg:height="11.136cm" svg:x="3.075cm" svg:y="2.257cm" presentation:class="page"/>
        <draw:frame presentation:style-name="lyt-tunnel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water" style:page-layout-name="PM1" draw:style-name="Mdp2">
      <draw:frame presentation:style-name="water-title" draw:layer="backgroundobjects" svg:width="23cm" svg:height="3cm" svg:x="2.5cm" svg:y="2cm" presentation:class="title" presentation:placeholder="true">
        <draw:text-box/>
      </draw:frame>
      <draw:frame presentation:style-name="water-outline1" draw:layer="backgroundobjects" svg:width="23cm" svg:height="12.5cm" svg:x="2.5cm" svg:y="5.5cm" presentation:class="outline" presentation:placeholder="true">
        <draw:text-box/>
      </draw:frame>
      <draw:frame presentation:style-name="Mpr20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0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0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water-title" draw:layer="backgroundobjects" svg:width="14.848cm" svg:height="11.136cm" svg:x="3.075cm" svg:y="2.257cm" presentation:class="page"/>
        <draw:frame presentation:style-name="water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book" style:page-layout-name="PM1" draw:style-name="Mdp3">
      <draw:frame presentation:style-name="lyt-book-title" draw:layer="backgroundobjects" svg:width="25.199cm" svg:height="3.506cm" svg:x="1.4cm" svg:y="0.837cm" presentation:class="title" presentation:placeholder="true">
        <draw:text-box/>
      </draw:frame>
      <draw:frame presentation:style-name="lyt-book-outline1" draw:layer="backgroundobjects" svg:width="25.199cm" svg:height="13.859cm" svg:x="1.4cm" svg:y="4.914cm" presentation:class="outline" presentation:placeholder="true">
        <draw:text-box/>
      </draw:frame>
      <draw:frame presentation:style-name="Mpr23" draw:text-style-name="MP4" draw:layer="backgroundobjects" svg:width="6.523cm" svg:height="1.448cm" svg:x="1.6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3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ook-title" draw:layer="backgroundobjects" svg:width="14.848cm" svg:height="11.136cm" svg:x="3.075cm" svg:y="2.257cm" presentation:class="page"/>
        <draw:frame presentation:style-name="lyt-book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4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5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5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keyboard" style:page-layout-name="PM1" draw:style-name="Mdp2">
      <draw:frame presentation:style-name="Mpr26" draw:text-style-name="MP7" draw:layer="backgroundobjects" svg:width="23.199cm" svg:height="3.506cm" svg:x="2.301cm" svg:y="1.994cm" presentation:class="title">
        <draw:text-box>
          <text:p text:style-name="MP7">Click to edit the title text format</text:p>
        </draw:text-box>
      </draw:frame>
      <draw:frame presentation:style-name="keyboard-outline1" draw:layer="backgroundobjects" svg:width="23cm" svg:height="12cm" svg:x="2.5cm" svg:y="6cm" presentation:class="outline" presentation:placeholder="true">
        <draw:text-box/>
      </draw:frame>
      <draw:frame presentation:style-name="Mpr27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7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keyboard-title" draw:layer="backgroundobjects" svg:width="14.848cm" svg:height="11.136cm" svg:x="3.075cm" svg:y="2.257cm" presentation:class="page"/>
        <draw:frame presentation:style-name="keyboard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glacier" style:page-layout-name="PM1" draw:style-name="Mdp2">
      <draw:frame presentation:style-name="glacier-title" draw:layer="backgroundobjects" svg:width="26cm" svg:height="2.663cm" svg:x="1cm" svg:y="1.037cm" presentation:class="title" presentation:placeholder="true">
        <draw:text-box/>
      </draw:frame>
      <draw:frame presentation:style-name="glacier-outline1" draw:layer="backgroundobjects" svg:width="25.099cm" svg:height="11.773cm" svg:x="1.5cm" svg:y="7cm" presentation:class="outline" presentation:placeholder="true">
        <draw:text-box/>
      </draw:frame>
      <draw:frame presentation:style-name="Mpr30" draw:text-style-name="MP4" draw:layer="backgroundobjects" svg:width="6.523cm" svg:height="1.448cm" svg:x="1.4cm" svg:y="19.531cm" presentation:class="date-time">
        <draw:text-box>
          <text:p text:style-name="MP4"><text:span text:style-name="MT1"><presentation:date-time/></text:span></text:p>
        </draw:text-box>
      </draw:frame>
      <draw:frame presentation:style-name="Mpr30" draw:text-style-name="MP5" draw:layer="backgroundobjects" svg:width="8.875cm" svg:height="1.448cm" svg:x="9.576cm" svg:y="19.531cm" presentation:class="footer">
        <draw:text-box>
          <text:p text:style-name="MP5"><text:span text:style-name="MT1"><presentation:footer/></text:span></text:p>
        </draw:text-box>
      </draw:frame>
      <draw:frame presentation:style-name="Mpr30" draw:text-style-name="MP6" draw:layer="backgroundobjects" svg:width="6.523cm" svg:height="1.448cm" svg:x="20.076cm" svg:y="19.5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glacier-title" draw:layer="backgroundobjects" svg:width="14.848cm" svg:height="11.136cm" svg:x="3.075cm" svg:y="2.257cm" presentation:class="page"/>
        <draw:frame presentation:style-name="glacier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3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rededges" style:page-layout-name="PM1" draw:style-name="Mdp2">
      <draw:frame presentation:style-name="Mpr33" draw:text-style-name="MP7" draw:layer="backgroundobjects" svg:width="17.099cm" svg:height="3.506cm" svg:x="10.1cm" svg:y="0.837cm" presentation:class="title">
        <draw:text-box>
          <text:p text:style-name="MP7">Click to edit the title text format</text:p>
        </draw:text-box>
      </draw:frame>
      <draw:frame presentation:style-name="lyt-rededges-outline1" draw:layer="backgroundobjects" svg:width="21.599cm" svg:height="10.586cm" svg:x="5.5cm" svg:y="4.914cm" presentation:class="outline" presentation:placeholder="true">
        <draw:text-box/>
      </draw:frame>
      <draw:frame presentation:style-name="Mpr34" draw:text-style-name="MP4" draw:layer="backgroundobjects" svg:width="6.523cm" svg:height="1.448cm" svg:x="4.9cm" svg:y="16.931cm" presentation:class="date-time">
        <draw:text-box>
          <text:p text:style-name="MP4"><text:span text:style-name="MT1"><presentation:date-time/></text:span></text:p>
        </draw:text-box>
      </draw:frame>
      <draw:frame presentation:style-name="Mpr34" draw:text-style-name="MP5" draw:layer="backgroundobjects" svg:width="8.875cm" svg:height="1.448cm" svg:x="11.676cm" svg:y="18.631cm" presentation:class="footer">
        <draw:text-box>
          <text:p text:style-name="MP5"><text:span text:style-name="MT1"><presentation:footer/></text:span></text:p>
        </draw:text-box>
      </draw:frame>
      <draw:frame presentation:style-name="Mpr34" draw:text-style-name="MP6" draw:layer="backgroundobjects" svg:width="6.523cm" svg:height="1.448cm" svg:x="20.876cm" svg:y="18.6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rededges-title" draw:layer="backgroundobjects" svg:width="14.848cm" svg:height="11.136cm" svg:x="3.075cm" svg:y="2.257cm" presentation:class="page"/>
        <draw:frame presentation:style-name="lyt-rededges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3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organic" style:page-layout-name="PM1" draw:style-name="Mdp2">
      <draw:frame presentation:style-name="lyt-organic-title" draw:layer="backgroundobjects" svg:width="24cm" svg:height="3.506cm" svg:x="2cm" svg:y="1.537cm" presentation:class="title" presentation:placeholder="true">
        <draw:text-box/>
      </draw:frame>
      <draw:frame presentation:style-name="lyt-organic-outline1" draw:layer="backgroundobjects" svg:width="23cm" svg:height="11.586cm" svg:x="2.5cm" svg:y="5.514cm" presentation:class="outline" presentation:placeholder="true">
        <draw:text-box/>
      </draw:frame>
      <draw:frame presentation:style-name="Mpr37" draw:text-style-name="MP4" draw:layer="backgroundobjects" svg:width="6.523cm" svg:height="1.448cm" svg:x="1.7cm" svg:y="17.931cm" presentation:class="date-time">
        <draw:text-box>
          <text:p text:style-name="MP4"><text:span text:style-name="MT1"><presentation:date-time/></text:span></text:p>
        </draw:text-box>
      </draw:frame>
      <draw:frame presentation:style-name="Mpr37" draw:text-style-name="MP5" draw:layer="backgroundobjects" svg:width="8.875cm" svg:height="1.448cm" svg:x="9.576cm" svg:y="17.931cm" presentation:class="footer">
        <draw:text-box>
          <text:p text:style-name="MP5"><text:span text:style-name="MT1"><presentation:footer/></text:span></text:p>
        </draw:text-box>
      </draw:frame>
      <draw:frame presentation:style-name="Mpr37" draw:text-style-name="MP6" draw:layer="backgroundobjects" svg:width="6.523cm" svg:height="1.448cm" svg:x="19.676cm" svg:y="17.9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organic-title" draw:layer="backgroundobjects" svg:width="14.848cm" svg:height="11.136cm" svg:x="3.075cm" svg:y="2.257cm" presentation:class="page"/>
        <draw:frame presentation:style-name="lyt-organic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3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aqua" style:page-layout-name="PM1" draw:style-name="Mdp3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40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0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0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4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4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4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bluegrey" style:page-layout-name="PM1" draw:style-name="Mdp3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59cm" svg:x="1.4cm" svg:y="4.914cm" presentation:class="outline" presentation:placeholder="true">
        <draw:text-box/>
      </draw:frame>
      <draw:frame presentation:style-name="Mpr43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3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luegrey-title" draw:layer="backgroundobjects" svg:width="14.848cm" svg:height="11.136cm" svg:x="3.075cm" svg:y="2.257cm" presentation:class="page"/>
        <draw:frame presentation:style-name="lyt-bluegrey-notes" draw:layer="backgroundobjects" svg:width="16.799cm" svg:height="13.364cm" svg:x="2.1cm" svg:y="14.107cm" presentation:class="notes" presentation:placeholder="true">
          <draw:text-box/>
        </draw:frame>
        <draw:frame presentation:style-name="Mpr44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44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45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45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9-23T16:56:01.12</meta:creation-date>
    <meta:editing-duration>PT30H55M11S</meta:editing-duration>
    <meta:editing-cycles>40</meta:editing-cycles>
    <dc:date>2011-01-30T00:13:46.15</dc:date>
    <meta:generator>OpenOffice.org/3.2$Win32 OpenOffice.org_project/320m18$Build-9502</meta:generator>
    <meta:document-statistic meta:object-count="235"/>
  </office:meta>
</office:document-meta>
</file>